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SD Gothic Neo" svg:font-family="Apple SD Gothic Neo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Apple SD Gothic Neo" fo:font-size="12.0pt"/>
    </style:style>
    <style:style style:name="T1" style:family="text">
      <style:text-properties style:font-name="Apple SD Gothic Neo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8:32~9:00 <text:span text:style-name="T1">기상및</text:span><text:s/><text:span text:style-name="T1">샤워</text:span></text:p>
      <text:p text:style-name="P2">9:00~11:00 수업 듣기 font 및 img 삽입</text:p>
      <text:p text:style-name="P2">11:00~1:20 아침점심 먹기 및 양치 휴식 </text:p>
      <text:p text:style-name="P2">1:20~5:00 수업듣기 서버 ,eclipse 연동 및 페이징 알고리즘</text:p>
      <text:p text:style-name="P2">5:00~6:32 저녁 및 유튜브 보기</text:p>
      <text:p text:style-name="P2">6:32~7:30 웹툰</text:p>
      <text:p text:style-name="P2">7:30~ 9:50 복싱 운동하기</text:p>
      <text:p text:style-name="P2">10:00~11:40 복습하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6</meta:generator>
  </office:meta>
</office:document-meta>
</file>